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6.999cm" style:rel-width="100%" table:align="left"/>
    </style:style>
    <style:style style:name="Tableau3.A" style:family="table-column">
      <style:table-column-properties style:column-width="16.999cm" style:rel-column-width="9637*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list-style-name="L1"/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83: Introduction of example_run function</text:h>
      <text:p text:style-name="P2"/>
      <text:p text:style-name="P1"/>
      <text:p text:style-name="P1">Version: 1.0</text:p>
      <text:p text:style-name="P1">Author: Vincent Couver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5 July 2012</text:p>
      <text:p text:style-name="P2"/>
      <text:p text:style-name="P1"/>
      <text:h text:style-name="Heading_20_2" text:outline-level="2">Abstract</text:h>
      <text:p text:style-name="P1">This function extracts the examples given in help pages and run them using test_run().</text:p>
      <text:h text:style-name="Heading_20_2" text:outline-level="2">Rationale</text:h>
      <text:list xml:id="list12900159431" text:style-name="L1">
        <text:list-item>
          <text:p text:style-name="P5">example_run() extracts examples of all help pages in all languages for all Scilab modules (listed by getmodules()). </text:p>
        </text:list-item>
      </text:list>
      <text:p text:style-name="Standard"/>
      <text:list xml:id="list1179507966" text:continue-numbering="true" text:style-name="L1">
        <text:list-item>
          <text:p text:style-name="P5">example_run(moduleNames)</text:p>
          <text:list>
            <text:list-item>
              <text:p text:style-name="P5">moduleNames: the name(s) of the modules to test.</text:p>
            </text:list-item>
          </text:list>
          <text:p text:style-name="P5"/>
        </text:list-item>
        <text:list-item>
          <text:p text:style-name="P5">example_run(moduleNames, functionNames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.</text:p>
            </text:list-item>
          </text:list>
        </text:list-item>
      </text:list>
      <text:p text:style-name="Standard"/>
      <text:list xml:id="list1404374998" text:continue-numbering="true" text:style-name="L1">
        <text:list-item>
          <text:p text:style-name="P5">example_run(moduleNames, functionNames, languge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,</text:p>
            </text:list-item>
            <text:list-item>
              <text:p text:style-name="P5">language: the language of the help pages to test.</text:p>
            </text:list-item>
          </text:list>
        </text:list-item>
      </text:list>
      <text:p text:style-name="Standard"/>
      <text:list xml:id="list1946440464" text:continue-numbering="true" text:style-name="L1">
        <text:list-item>
          <text:p text:style-name="P5">example_run(moduleNames, functionNames, languge, testrunOptions, testrunExportToFile)</text:p>
          <text:list>
            <text:list-item>
              <text:p text:style-name="P5">moduleNames: the name(s) of the modules to test,</text:p>
            </text:list-item>
            <text:list-item>
              <text:p text:style-name="P5">functionNames: the name(s) of the functions to test,</text:p>
            </text:list-item>
            <text:list-item>
              <text:p text:style-name="P5">language: the language of the help pages to test,</text:p>
            </text:list-item>
            <text:list-item>
              <text:p text:style-name="P5">testrunOptions: used as third input argument for test_run,</text:p>
            </text:list-item>
            <text:list-item>
              <text:p text:style-name="P5">testrunExportToFile: used as forth input argument for test_run.</text:p>
            </text:list-item>
          </text:list>
        </text:list-item>
      </text:list>
      <text:h text:style-name="P7" text:outline-level="2">Exampl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reformatted_20_Text">example_run("core")</text:p>
            <text:p text:style-name="Preformatted_20_Text">example_run("core", "argn")</text:p>
            <text:p text:style-name="Preformatted_20_Text">example_run("core", ["argn"; "mode"])</text:p>
            <text:p text:style-name="Preformatted_20_Text">example_run("core", "argn", "en_US")</text:p>
          </table:table-cell>
        </table:table-row>
      </table:table>
      <text:h text:style-name="P8" text:outline-level="3"><text:soft-page-break/>Changelog</text:h>
      <text:p text:style-name="P4"><text:tab/><text:span text:style-name="T1">1.0 – <text:s/>Initial Version</text:span></text:p>
      <text:h text:style-name="P8" text:outline-level="3">Copyright</text:h>
      <text:p text:style-name="P3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code" style:family="paragraph" style:parent-style-name="Text_20_body" style:class="text">
      <style:paragraph-properties fo:text-align="justify" style:justify-single-word="false"/>
      <style:text-properties style:font-name="Courier New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2-07-25T15:56:26</dc:date>
    <meta:editing-cycles>166</meta:editing-cycles>
    <meta:editing-duration>P1DT4H50M23S</meta:editing-duration>
    <dc:creator>Vincent COUVERT</dc:creator>
    <meta:document-statistic meta:table-count="1" meta:image-count="0" meta:object-count="0" meta:page-count="2" meta:paragraph-count="36" meta:word-count="195" meta:character-count="1372" meta:non-whitespace-character-count="1222"/>
    <meta:user-defined meta:name="Info 1"/>
    <meta:user-defined meta:name="Info 2"/>
    <meta:user-defined meta:name="Info 3"/>
    <meta:user-defined meta:name="Info 4"/>
  </office:meta>
</office:document-meta>
</file>